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Iterator.has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uceneDictionary.LuceneDictionary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Dictionary.getWord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terator.Lucene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ucen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